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TreeObject.getForeig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TreeObject.setForeignAttributes( Map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eaTreeObject.setForeignAttribute( QName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eaTreeObject.getExtension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TreeObject.getForeignAttributeValu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TreeObject.setExtensionAttachments( List extension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